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907c" officeooo:paragraph-rsid="002090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0907c" officeooo:paragraph-rsid="002090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0907c" officeooo:paragraph-rsid="0020907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4c46ee"/>
    </style:style>
    <style:style style:name="P5" style:family="paragraph" style:parent-style-name="Standard">
      <style:paragraph-properties fo:text-align="justify" style:justify-single-word="false"/>
      <style:text-properties officeooo:paragraph-rsid="00500009"/>
    </style:style>
    <style:style style:name="P6" style:family="paragraph" style:parent-style-name="Standard">
      <style:paragraph-properties fo:text-align="justify" style:justify-single-word="false"/>
      <style:text-properties officeooo:paragraph-rsid="005860e4"/>
    </style:style>
    <style:style style:name="P7" style:family="paragraph" style:parent-style-name="Standard">
      <style:paragraph-properties fo:text-align="justify" style:justify-single-word="false"/>
      <style:text-properties officeooo:paragraph-rsid="005d40ac"/>
    </style:style>
    <style:style style:name="P8" style:family="paragraph" style:parent-style-name="Standard">
      <style:paragraph-properties fo:text-align="justify" style:justify-single-word="false"/>
      <style:text-properties officeooo:paragraph-rsid="005d66a9"/>
    </style:style>
    <style:style style:name="P9" style:family="paragraph" style:parent-style-name="Standard">
      <style:paragraph-properties fo:text-align="justify" style:justify-single-word="false"/>
      <style:text-properties officeooo:paragraph-rsid="00617a46"/>
    </style:style>
    <style:style style:name="P10" style:family="paragraph" style:parent-style-name="Standard">
      <style:paragraph-properties fo:text-align="justify" style:justify-single-word="false"/>
      <style:text-properties officeooo:paragraph-rsid="007c2dd0"/>
    </style:style>
    <style:style style:name="P11" style:family="paragraph" style:parent-style-name="Standard">
      <style:paragraph-properties fo:text-align="justify" style:justify-single-word="false"/>
      <style:text-properties officeooo:paragraph-rsid="0082101f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0907c" officeooo:paragraph-rsid="0042be0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68eb53" officeooo:paragraph-rsid="006e015b"/>
    </style:style>
    <style:style style:name="T1" style:family="text">
      <style:text-properties fo:font-weight="normal" officeooo:rsid="00274bc0" style:font-weight-asian="normal" style:font-weight-complex="normal"/>
    </style:style>
    <style:style style:name="T2" style:family="text">
      <style:text-properties fo:font-weight="normal" officeooo:rsid="0042be08" style:font-weight-asian="normal" style:font-weight-complex="normal"/>
    </style:style>
    <style:style style:name="T3" style:family="text">
      <style:text-properties fo:font-weight="normal" officeooo:rsid="0043c5b7" style:font-weight-asian="normal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3cf5dc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42be08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43c5b7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45a073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4784e6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4b2317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c46ee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50000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54e801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56a2b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5860e4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5890c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5a0e3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5b155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5d40ac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5d66a9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601169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60ed48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649f26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680f8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6abd1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6ae707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6d4561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6e015b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eaa87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705cde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7101af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77a02a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7c2dd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82101f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83ceda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806ce5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b1183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8cd47f" style:font-size-asian="12pt" style:font-weight-asian="normal" style:font-size-complex="12pt" style:font-weight-complex="normal"/>
    </style:style>
    <style:style style:name="T39" style:family="text">
      <style:text-properties officeooo:rsid="0042be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2">Paper Review <text:span text:style-name="T39">2</text:span> - A Comparison of Software and Hardware Techniques for x86</text:p>
      <text:p text:style-name="P12">Virtualization </text:p>
      <text:p text:style-name="P3"/>
      <text:p text:style-name="P5"><text:span text:style-name="T1"><text:tab/>This paper describe</text:span><text:span text:style-name="T2">s the </text:span><text:span text:style-name="T6">software </text:span><text:span text:style-name="T11">only</text:span><text:span text:style-name="T6"> </text:span><text:span text:style-name="T11">and </text:span><text:span text:style-name="T6">hardware-assisted </text:span><text:span text:style-name="T2">virtualization techniques used for x86 </text:span><text:span text:style-name="T3">architecture. Until recently </text:span><text:span text:style-name="T6">x86 architecture ha</text:span><text:span text:style-name="T11">d</text:span><text:span text:style-name="T6"> not permitted classical </text:span><text:span text:style-name="T7">t</text:span><text:span text:style-name="T6">rap-and-emulate virtualization</text:span><text:span text:style-name="T5"> </text:span><text:span text:style-name="T7">and </text:span><text:span text:style-name="T9">t</text:span><text:span text:style-name="T7">he need to virtualize unmodified x86 operating systems has given rise to software techniques that go beyond the classical trap-and-emulate Virtual Machine Monitor (VMM).</text:span><text:span text:style-name="T9">VMM</text:span><text:span text:style-name="T7"> for x86 have instead used binary translation of the guest kernel code </text:span><text:span text:style-name="T8">for </text:span><text:span text:style-name="T9">virtualization. Recently</text:span><text:span text:style-name="T6">, the major x86 CPU manufacturers have announced architectural extensions to directly support virtualization in </text:span><text:span text:style-name="T10">hardware.</text:span><text:span text:style-name="T6"> </text:span><text:span text:style-name="T11">This paper tries to </text:span><text:span text:style-name="T6">examine </text:span><text:span text:style-name="T12">and compare </text:span><text:span text:style-name="T6">the strengths and weaknesses of existing software VMM with a new VMM designed for the emerging hardware suppor</text:span><text:span text:style-name="T12">t</text:span><text:span text:style-name="T6">.</text:span></text:p>
      <text:p text:style-name="P5"><text:span text:style-name="T6"/></text:p>
      <text:p text:style-name="P6"><text:span text:style-name="T13">Initially the paper reviews Classical virtualization as per. Popek and Goldberg’s 1974 paper </text:span><text:span text:style-name="T14">which </text:span><text:span text:style-name="T13">establishes three essential characteristics for system software to be considered a VMM: Fidelity,Performance,</text:span><text:span text:style-name="T16">Safety. It</text:span><text:span text:style-name="T14"> </text:span><text:span text:style-name="T13">review</text:span><text:span text:style-name="T14">s</text:span><text:span text:style-name="T13"> the most important ideas from classical VMM implementations </text:span><text:span text:style-name="T15"><text:s/>virtualized purely with trap-and-emulate</text:span><text:span text:style-name="T13">: deprivileging, shadow structures and traces.</text:span></text:p>
      <text:p text:style-name="P6"><text:span text:style-name="T13"/></text:p>
      <text:p text:style-name="P8"><text:span text:style-name="T20">x</text:span><text:span text:style-name="T13">86 </text:span><text:span text:style-name="T16">without hard-ware support</text:span><text:span text:style-name="T13"> is not classically virtualizable </text:span><text:span text:style-name="T16">(i.e. </text:span><text:span text:style-name="T15">virtualized purely with trap-and-emulate</text:span><text:span text:style-name="T16">) </text:span><text:span text:style-name="T17">due to: Visibility of privileged state and Lack of traps when privileged instructions run at user-level. </text:span><text:span text:style-name="T16">x86 without hard-ware support </text:span><text:span text:style-name="T13">is virtualizable </text:span><text:span text:style-name="T16">using a software technique known as binary translation (BT), </text:span><text:span text:style-name="T17">wherein the guest executes on an interpreter instead of directly on a physical CPU. </text:span><text:span text:style-name="T18">Thus a </text:span><text:span text:style-name="T17">VMM built around a suitable binary translator can virtualize the x86 architecture and it is a VMM according </text:span><text:span text:style-name="T18">t</text:span><text:span text:style-name="T17">o Popek and </text:span><text:span text:style-name="T38">Goldberg. Modern</text:span><text:span text:style-name="T6"> CPUs have expensive traps, so a BT VMM can outperform a classical VMM by avoiding privileged instruction </text:span><text:span text:style-name="T19">traps. Additionally use of adaptive BT to essentially eliminates traps and thus improves overall efficiency. </text:span></text:p>
      <text:p text:style-name="P7"><text:span text:style-name="T19"/></text:p>
      <text:p text:style-name="P9"><text:span text:style-name="T20">R</text:span><text:span text:style-name="T19">ecent </text:span><text:span text:style-name="T20">hardware </text:span><text:span text:style-name="T19">architectural changes </text:span><text:span text:style-name="T21">known as x86 architecture extensions </text:span><text:span text:style-name="T19">permit</text:span><text:span text:style-name="T21">s</text:span><text:span text:style-name="T19"> classical virtualization of the x86.</text:span><text:span text:style-name="T22">The </text:span><text:span text:style-name="T21">x86 architecture extensions</text:span><text:span text:style-name="T22"> </text:span><text:span text:style-name="T19">exports a number of new primitives to support a classical VMM for the x86. An in-memory data structure </text:span><text:span text:style-name="T22">called </text:span><text:span text:style-name="T19">virtual machine control block </text:span><text:span text:style-name="T22">(</text:span><text:span text:style-name="T19">VMCB</text:span><text:span text:style-name="T22">) which </text:span><text:span text:style-name="T19">combines control state with a subset of the state of a guest virtual CPU. A new, less privileged execution mode, guest mode, </text:span><text:span text:style-name="T22">which </text:span><text:span text:style-name="T19">supports direct execution of guest code, including privileged code. A new instruction, vmrun, transfers from x86 execution host environment to guest mode. </text:span><text:span text:style-name="T24">These</text:span><text:span text:style-name="T23"> hardware extensions provide a complete virtualization solution, essentially prescribing the structure of <text:s/>hardware VMM.</text:span></text:p>
      <text:p text:style-name="P9"><text:span text:style-name="T23"/></text:p>
      <text:p text:style-name="P13"><text:span text:style-name="T6">An ideal VMM runs the guest at native speed. A guest that never exits runs at native speed, incurring near zero overhead. Reducing the frequency of exits is the most important optimization</text:span><text:span text:style-name="T27"> </text:span><text:span text:style-name="T6">for classical </text:span><text:span text:style-name="T27">VMMs. The</text:span><text:span text:style-name="T6"> software and hardware VMMs <text:s/>suffer </text:span><text:span text:style-name="T26">from </text:span><text:span text:style-name="T6">different overheads in their attempts to approach this </text:span><text:span text:style-name="T28">ideal. The</text:span><text:span text:style-name="T4"> authors of the paper compare </text:span><text:span text:style-name="T6">an existing software VMM with a new VMM designed for the emerging hardware support </text:span><text:span text:style-name="T25">(</text:span><text:span text:style-name="T6">V</text:span><text:span text:style-name="T25">M</text:span><text:span text:style-name="T6">ware’</text:span><text:span text:style-name="T25">s</text:span><text:span text:style-name="T6"> experimental VMM</text:span><text:span text:style-name="T25">)</text:span><text:span text:style-name="T6">.</text:span><text:span text:style-name="T29">They examined a number of 64-bit workloads </text:span><text:span text:style-name="T6">under VMware Player 1.0.1’s software and hardware-assisted VMMs. To better understand the performance differences between the two VMMs, </text:span><text:span text:style-name="T30">the authors of the paper </text:span><text:span text:style-name="T6"><text:s/>wrote a series of “nanobenchmarks” that each exercise a single virtualization-sensitive operation. </text:span><text:span text:style-name="T31">The experiments shows that both software and hardware VMMs both perform well on compute-bound workloads. For workloads that perform I/O, create processes, or switch contexts rapidly, software outperforms hardware. In two workloads rich in system calls, the hardware VMM prevails.</text:span></text:p>
      <text:p text:style-name="P13"><text:span text:style-name="T6"/></text:p>
      <text:p text:style-name="P13"><text:soft-page-break/><text:span text:style-name="T6"/></text:p>
      <text:p text:style-name="P10"><text:span text:style-name="T33">The experimental results show that</text:span><text:span text:style-name="T6"> the hardware support fails to provide an unambiguous performance advantage for two primary reasons: first, it offers no support for MMU virtualization; second, it fails to co-exist with existing software techniques for MMU </text:span><text:span text:style-name="T33">virtualization. Thus in general </text:span><text:span text:style-name="T6">software virtualization requires careful engineering to ensure efficient execution of guest kernel code </text:span><text:span text:style-name="T33">whereas the </text:span><text:span text:style-name="T6">hardware vir</text:span><text:span text:style-name="T33">t</text:span><text:span text:style-name="T6">ualization delivers native speed for anything that avoids an exit but levies a higher cost for the remaining exits (on current hardware).The software VMM has a richer set of options available, including adaptation, whereas current hardware mechanisms aim more narrowly at trap-and-emulate style virtualization, leaving less flexibility to use other software/hardware combinations.</text:span></text:p>
      <text:p text:style-name="P10"><text:span text:style-name="T6"/></text:p>
      <text:p text:style-name="P10"><text:span text:style-name="T6"/></text:p>
      <text:p text:style-name="P11"><text:span text:style-name="T6">T</text:span><text:span text:style-name="T36">he paper discusses few future software and hardware approaches in both hardware and software to close the gap </text:span><text:span text:style-name="T34">between hardware VMM and</text:span><text:span text:style-name="T36"> software VMM performance, and </text:span><text:span text:style-name="T34">to </text:span><text:span text:style-name="T36">ultimately approach native </text:span><text:span text:style-name="T35">performance. Impact of </text:span><text:span text:style-name="T37">Micro-architecture</text:span><text:span text:style-name="T35">,Hardware VMM algorithmic changes (to completely remove exits), hybrid VMM,Hardware MMU support on performance are discussed as possible future </text:span><text:span text:style-name="T37">implementations. The</text:span><text:span text:style-name="T32"> authors of the paper believe that future </text:span><text:span text:style-name="T6">hardware support </text:span><text:span text:style-name="T32">should be </text:span><text:span text:style-name="T6">be guided by an understanding of the trade-offs between today’s software and hardware virtualization </text:span><text:span text:style-name="T32">techniques. They </text:span><text:span text:style-name="T6">hope that coming hardware support for virtualization will be designed to blend easily with and complement existing software </text:span><text:span text:style-name="T32">techniques. Thus it </text:span><text:span text:style-name="T6">may contribute to faster adoption of the hardware and advance the general state of virtualization.</text:span></text:p>
      <text:p text:style-name="P5"><text:span text:style-name="T6"/></text:p>
      <text:p text:style-name="P5"><text:span text:style-name="T6"/></text:p>
      <text:p text:style-name="P4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907c" officeooo:paragraph-rsid="0020907c"/>
    </style:style>
    <style:page-layout style:name="Mpm1">
      <style:page-layout-properties fo:page-width="8.5in" fo:page-height="11in" style:num-format="1" style:print-orientation="portrait" fo:margin-top="0.291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25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hashi Shivaraju</text:p>
        <text:p text:style-name="MP1">XID:C88650674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1:59:29.701389914</meta:creation-date>
    <meta:generator>LibreOffice/6.0.7.3$Linux_X86_64 LibreOffice_project/00m0$Build-3</meta:generator>
    <dc:date>2019-04-04T02:26:36.361000330</dc:date>
    <meta:editing-duration>PT8H13M27S</meta:editing-duration>
    <meta:editing-cycles>78</meta:editing-cycles>
    <meta:document-statistic meta:table-count="0" meta:image-count="0" meta:object-count="0" meta:page-count="2" meta:paragraph-count="11" meta:word-count="767" meta:character-count="5401" meta:non-whitespace-character-count="4638"/>
  </office:meta>
</office:document-meta>
</file>